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d5d8f" officeooo:paragraph-rsid="000d5d8f"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dc19b" officeooo:paragraph-rsid="000dc19b"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normal" officeooo:rsid="000d5d8f" officeooo:paragraph-rsid="000d5d8f" style:font-size-asian="14pt" style:font-weight-asian="normal" style:font-size-complex="16pt" style:font-weight-complex="normal"/>
    </style:style>
    <style:style style:name="P4" style:family="paragraph" style:parent-style-name="Standard">
      <style:paragraph-properties fo:text-align="center" style:justify-single-word="false"/>
      <style:text-properties fo:font-size="18pt" fo:font-weight="normal" officeooo:rsid="000d5d8f" officeooo:paragraph-rsid="000d5d8f"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4pt" fo:font-weight="normal" officeooo:rsid="000d5d8f" officeooo:paragraph-rsid="000d5d8f"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dc19b" officeooo:paragraph-rsid="000dc19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dc19b" officeooo:paragraph-rsid="000fce43"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f141a" officeooo:paragraph-rsid="000f141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f141a" officeooo:paragraph-rsid="000fce4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f95dd" officeooo:paragraph-rsid="000f95dd"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0f141a" style:font-weight-asian="bold" style:font-weight-complex="bold"/>
    </style:style>
    <style:style style:name="T3" style:family="text">
      <style:text-properties fo:font-weight="bold" officeooo:rsid="000fce43" style:font-weight-asian="bold" style:font-weight-complex="bold"/>
    </style:style>
    <style:style style:name="T4" style:family="text">
      <style:text-properties officeooo:rsid="000f141a"/>
    </style:style>
    <style:style style:name="T5" style:family="text">
      <style:text-properties officeooo:rsid="000fc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ailway Management System</text:p>
      <text:p text:style-name="P3"/>
      <text:p text:style-name="P1">Abstract:</text:p>
      <text:p text:style-name="P5">The railway managment system facilitate the paseengers to enquire about the trains available on the basis of source and destination, booking and cancellation of tickets, enquire about the status of the bookied ticket, etc. The aim of the case study is to design and develop a database maintaining the records of the diffrent trains, passengers and train status.</text:p>
      <text:p text:style-name="P5"/>
      <text:p text:style-name="P2">Tables:</text:p>
      <text:p text:style-name="P6">1.) User table contains user_id,first_name, last_name,adhar_no,gender,age,mobile_no,email,city,state,pincode,password,security_ques,security_ans. In this table <text:span text:style-name="T1">user_id is PRIMARY KEY and NOT NULL VALUE</text:span>.</text:p>
      <text:p text:style-name="P6"/>
      <text:p text:style-name="P6">2.) Train table consist of train_no, train_name,arrival_time,departure_time,availability_of_seats,train_date. In this table <text:span text:style-name="T1">train_no </text:span>is <text:span text:style-name="T1">PRIMARY KEY <text:s/></text:span>and<text:span text:style-name="T1"> NOT NULL VALUE</text:span>.</text:p>
      <text:p text:style-name="P6"/>
      <text:p text:style-name="P7">3.) Station table consist of station_no, station_name,hault, arrival_time, train_no. In this table station_no<text:span text:style-name="T1"> </text:span>is <text:span text:style-name="T1">PRIMARY KEY <text:s/></text:span>and<text:span text:style-name="T1"> NOT NULL VALUE </text:span><text:span text:style-name="T5">and</text:span><text:span text:style-name="T3"> </text:span><text:span text:style-name="T1">train_no </text:span>is the <text:span text:style-name="T1">FOREIGN KEY REFERENCES </text:span>from<text:span text:style-name="T1"> </text:span>table<text:span text:style-name="T1"> Train</text:span>.</text:p>
      <text:p text:style-name="P6"/>
      <text:p text:style-name="P6">4.) TrainStatus consist of train_no, <text:span text:style-name="T4">booked_seats,available_seats,waiting_seats and fare. In this table </text:span><text:span text:style-name="T2">train_no </text:span><text:span text:style-name="T4">is the</text:span><text:span text:style-name="T2"> PRIMARY KEY</text:span><text:span text:style-name="T4">.</text:span></text:p>
      <text:p text:style-name="P6"/>
      <text:p text:style-name="P9">5.) Ticket table consist of id, user_id, status, no_of_passengers,train_no. In this table <text:span text:style-name="T5">id</text:span><text:span text:style-name="T1"> </text:span>is the<text:span text:style-name="T1"> PRIMARY KEY </text:span><text:span text:style-name="T3">and</text:span><text:span text:style-name="T1"> user_id </text:span>is the <text:span text:style-name="T1">FOREIGN KEY REFERENCED </text:span>to<text:span text:style-name="T1"> User </text:span>table and another<text:span text:style-name="T1"> FOREIGN KEY </text:span>is<text:span text:style-name="T1"> train_no REFERENCED </text:span>to<text:span text:style-name="T1"> Train </text:span>table.</text:p>
      <text:p text:style-name="P8"/>
      <text:p text:style-name="P9">6.) Passenger table consist of passenger_id, pnr_no, age, gender, user_id,reservation_status, seat_number,name,ticket_id. In this table <text:span text:style-name="T1">passenger_id </text:span>is the<text:span text:style-name="T1"> PRIMARY KEY <text:s/></text:span><text:span text:style-name="T5">and </text:span><text:span text:style-name="T1">user_id </text:span>is the<text:span text:style-name="T1"> FOREIGN KEY REFERENCED </text:span>to<text:span text:style-name="T1"> User </text:span>table and another<text:span text:style-name="T1"> FOREIGN KEY </text:span>is<text:span text:style-name="T1"> ticket_id REFERENCED </text:span>to<text:span text:style-name="T1"> Ticket </text:span>table.</text:p>
      <text:p text:style-name="P8"/>
      <text:p text:style-name="P9">7.) Started table consist of train_no, station_no.<text:span text:style-name="T5">In this table </text:span><text:span text:style-name="T1">train_no </text:span>is the<text:span text:style-name="T1"> PRIMARY KEY </text:span><text:span text:style-name="T5">and</text:span><text:span text:style-name="T3"> </text:span><text:span text:style-name="T1"><text:s/>train_no </text:span>is the<text:span text:style-name="T1"> FOREIGN KEY REFERENCED </text:span>to<text:span text:style-name="T1"> Train </text:span>table<text:span text:style-name="T1"> </text:span>and another<text:span text:style-name="T1"> FOREIGN KEY </text:span>is <text:span text:style-name="T1">station_no REFERENCED </text:span>to<text:span text:style-name="T1"> Station </text:span>table.</text:p>
      <text:p text:style-name="P8"/>
      <text:p text:style-name="P9">8.) Stop_at table consist of train_no, station_no.<text:span text:style-name="T1"> </text:span><text:span text:style-name="T5">In this table </text:span><text:span text:style-name="T1">train_no </text:span>is the<text:span text:style-name="T1"> PRIMARY KEY </text:span><text:span text:style-name="T5">and</text:span><text:span text:style-name="T3"> </text:span><text:span text:style-name="T1">train_no </text:span>is the<text:span text:style-name="T1"> FOREIGN KEY REFERENCED </text:span>to<text:span text:style-name="T1"> Train </text:span>table and another <text:span text:style-name="T1">FOREIGN KEY </text:span>is<text:span text:style-name="T1"> station_no REFERENCED </text:span>to<text:span text:style-name="T1"> Station </text:span>table.</text:p>
      <text:p text:style-name="P8"/>
      <text:p text:style-name="P10"><text:soft-page-break/>9.) Reaches table <text:span text:style-name="T4">consist of train_no, station_no, </text:span>timing<text:span text:style-name="T4">.</text:span><text:span text:style-name="T2"> train_no </text:span><text:span text:style-name="T4">is the</text:span><text:span text:style-name="T2"> FOREIGN KEY REFERENCED </text:span><text:span text:style-name="T4">to </text:span><text:span text:style-name="T2">Train </text:span><text:span text:style-name="T4">table</text:span><text:span text:style-name="T2"> </text:span><text:span text:style-name="T4">and another</text:span><text:span text:style-name="T2"> FOREIGN KEY </text:span><text:span text:style-name="T4">is</text:span><text:span text:style-name="T2"> station_no REFERENCED </text:span><text:span text:style-name="T4">to</text:span><text:span text:style-name="T2"> Station </text:span><text:span text:style-name="T4">table.</text:span></text:p>
      <text:p text:style-name="P10"/>
      <text:p text:style-name="P10">10.) Books table <text:span text:style-name="T4">consist of </text:span>user_id<text:span text:style-name="T4">, </text:span>id<text:span text:style-name="T4">.</text:span><text:span text:style-name="T2"> </text:span><text:span text:style-name="T1">user_id</text:span><text:span text:style-name="T2"> </text:span><text:span text:style-name="T4">is the</text:span><text:span text:style-name="T2"> FOREIGN KEY REFERENCED </text:span><text:span text:style-name="T4">to </text:span><text:span text:style-name="T1">User</text:span><text:span text:style-name="T2"> </text:span><text:span text:style-name="T4">table and another</text:span><text:span text:style-name="T2"> FOREIGN KEY </text:span><text:span text:style-name="T4">is </text:span><text:span text:style-name="T1">id</text:span><text:span text:style-name="T2"> REFERENCED </text:span><text:span text:style-name="T4">to</text:span><text:span text:style-name="T2"> </text:span><text:span text:style-name="T1">Ticket</text:span><text:span text:style-name="T2"> </text:span><text:span text:style-name="T4">table.</text:span></text:p>
      <text:p text:style-name="P10"/>
      <text:p text:style-name="P10">11.) Cancel table <text:span text:style-name="T4">consist of </text:span>user_id<text:span text:style-name="T4">, </text:span>id,passenger_id<text:span text:style-name="T4">.</text:span><text:span text:style-name="T2"> </text:span><text:span text:style-name="T1">user_id</text:span><text:span text:style-name="T2"> </text:span><text:span text:style-name="T4">is the</text:span><text:span text:style-name="T2"> FOREIGN KEY REFERENCED </text:span><text:span text:style-name="T4">to</text:span><text:span text:style-name="T2"> </text:span><text:span text:style-name="T1">User</text:span><text:span text:style-name="T2"> </text:span><text:span text:style-name="T4">table</text:span><text:span text:style-name="T2"> </text:span><text:span text:style-name="T4">and another</text:span><text:span text:style-name="T2"> FOREIGN KEY </text:span><text:span text:style-name="T4">is</text:span><text:span text:style-name="T2"> </text:span><text:span text:style-name="T1">passenger_id</text:span><text:span text:style-name="T2"> REFERENCED </text:span><text:span text:style-name="T4">to </text:span><text:span text:style-name="T1">Passenger</text:span><text:span text:style-name="T2"> </text:span><text:span text:style-name="T4">table another</text:span><text:span text:style-name="T2"> FOREIGN KEY </text:span><text:span text:style-name="T4">is</text:span><text:span text:style-name="T2"> </text:span><text:span text:style-name="T1">id</text:span><text:span text:style-name="T2"> REFERENCED </text:span><text:span text:style-name="T4">to</text:span><text:span text:style-name="T2"> </text:span><text:span text:style-name="T1">Ticket</text:span><text:span text:style-name="T2"> table</text:span><text:span text:style-name="T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1:47:26.677328097</meta:creation-date>
    <dc:date>2022-09-02T12:43:41.078954522</dc:date>
    <meta:editing-duration>PT9M4S</meta:editing-duration>
    <meta:editing-cycles>1</meta:editing-cycles>
    <meta:document-statistic meta:table-count="0" meta:image-count="0" meta:object-count="0" meta:page-count="2" meta:paragraph-count="15" meta:word-count="377" meta:character-count="2621" meta:non-whitespace-character-count="2255"/>
    <meta:generator>LibreOffice/6.4.7.2$Linux_X86_64 LibreOffice_project/40$Build-2</meta:generator>
  </office:meta>
</office:document-meta>
</file>